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100000291A76017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0071d9" officeooo:paragraph-rsid="000071d9" style:font-size-asian="28pt" style:font-weight-asian="bold" style:font-size-complex="3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e arquivo para o github</text:p>
      <text:p text:style-name="P1"/>
      <text:p text:style-name="P1"><draw:frame draw:style-name="fr1" draw:name="Figura1" text:anchor-type="char" svg:width="17cm" svg:height="17cm" draw:z-index="0"><draw:image xlink:href="Pictures/100000000000029100000291A76017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0:38:13.269503971</meta:creation-date>
    <dc:date>2025-08-13T10:41:41.445695584</dc:date>
    <meta:editing-duration>PT3M28S</meta:editing-duration>
    <meta:editing-cycles>1</meta:editing-cycles>
    <meta:document-statistic meta:table-count="0" meta:image-count="1" meta:object-count="0" meta:page-count="1" meta:paragraph-count="1" meta:word-count="6" meta:character-count="30" meta:non-whitespace-character-count="25"/>
    <meta:generator>LibreOffice/24.2.7.2$Linux_X86_64 LibreOffice_project/420$Build-2</meta:generator>
  </office:meta>
</office:document-meta>
</file>